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81cm"/>
    </style:style>
    <style:style style:name="co2" style:family="table-column">
      <style:table-column-properties fo:break-before="auto" style:column-width="4.33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28cm"/>
    </style:style>
    <style:style style:name="co5" style:family="table-column">
      <style:table-column-properties fo:break-before="auto" style:column-width="3.082cm"/>
    </style:style>
    <style:style style:name="co6" style:family="table-column">
      <style:table-column-properties fo:break-before="auto" style:column-width="1.674cm"/>
    </style:style>
    <style:style style:name="co7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8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18"/>
    <style:style style:name="ce5" style:family="table-cell" style:parent-style-name="Default" style:data-style-name="N104">
      <style:text-properties fo:font-weight="bold" style:font-weight-asian="bold" style:font-weight-complex="bold"/>
    </style:style>
    <style:style style:name="ce6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rduino Nano Every</text:p>
          </table:table-cell>
          <table:table-cell office:value-type="string" calcext:value-type="string">
            <text:p>Controll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user</text:p>
          </table:table-cell>
          <table:table-cell/>
        </table:table-row>
        <table:table-row table:style-name="ro1">
          <table:table-cell office:value-type="string" calcext:value-type="string">
            <text:p>Sparkfun dead on DS323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</text:p>
          </table:table-cell>
          <table:table-cell/>
        </table:table-row>
        <table:table-row table:style-name="ro1">
          <table:table-cell office:value-type="string" calcext:value-type="string">
            <text:p>Sparkfun Level Shifting MicroSD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</text:p>
          </table:table-cell>
          <table:table-cell/>
        </table:table-row>
        <table:table-row table:style-name="ro1">
          <table:table-cell office:value-type="string" calcext:value-type="string">
            <text:p>32GB Micro S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2 sensor sparkfun SCD4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</text:p>
          </table:table-cell>
          <table:table-cell/>
        </table:table-row>
        <table:table-row table:style-name="ro1">
          <table:table-cell office:value-type="string" calcext:value-type="string">
            <text:p>Adafruit ENS1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afruit</text:p>
          </table:table-cell>
          <table:table-cell/>
        </table:table-row>
        <table:table-row table:style-name="ro1">
          <table:table-cell office:value-type="string" calcext:value-type="string">
            <text:p>MQ-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</text:p>
          </table:table-cell>
          <table:table-cell/>
        </table:table-row>
        <table:table-row table:style-name="ro1">
          <table:table-cell office:value-type="string" calcext:value-type="string">
            <text:p>MQ-1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</text:p>
          </table:table-cell>
          <table:table-cell/>
        </table:table-row>
        <table:table-row table:style-name="ro1">
          <table:table-cell office:value-type="string" calcext:value-type="string">
            <text:p>MQ-13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</text:p>
          </table:table-cell>
          <table:table-cell/>
        </table:table-row>
        <table:table-row table:style-name="ro1">
          <table:table-cell office:value-type="string" calcext:value-type="string">
            <text:p>MQ-9B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rkfun</text:p>
          </table:table-cell>
          <table:table-cell/>
        </table:table-row>
        <table:table-row table:style-name="ro1">
          <table:table-cell office:value-type="string" calcext:value-type="string">
            <text:p>MQ Breakout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arkfun</text:p>
          </table:table-cell>
          <table:table-cell/>
        </table:table-row>
        <table:table-row table:style-name="ro1">
          <table:table-cell office:value-type="string" calcext:value-type="string">
            <text:p>5mm RGB common cathode L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mm L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zo Buzzer 5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sh butt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D I2C 2x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azon sunfounder i2c lcd</text:p>
          </table:table-cell>
          <table:table-cell/>
        </table:table-row>
        <table:table-row table:style-name="ro1">
          <table:table-cell office:value-type="string" calcext:value-type="string">
            <text:p>10k Trim Po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k Resisto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 Resisto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fet 2n7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k Resist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n4148 Diode</text:p>
          </table:table-cell>
          <table:table-cell table:number-columns-repeated="5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6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Quantity</text:p>
          </table:table-cell>
          <table:table-cell table:style-name="ce5" office:value-type="string" calcext:value-type="string">
            <text:p>Cost (CAD)</text:p>
          </table:table-cell>
          <table:table-cell table:style-name="ce1" office:value-type="string" calcext:value-type="string">
            <text:p>Total Cost (CAD)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rduino Nano Every</text:p>
          </table:table-cell>
          <table:table-cell table:style-name="ce3" office:value-type="float" office:value="1" calcext:value-type="float">
            <text:p>1.00</text:p>
          </table:table-cell>
          <table:table-cell office:value-type="currency" office:currency="CAD" office:value="17.99" calcext:value-type="currency">
            <text:p>$17.99</text:p>
          </table:table-cell>
          <table:table-cell table:style-name="ce6" table:formula="of:=[.C2]*[.D2]" office:value-type="currency" office:currency="CAD" office:value="17.99" calcext:value-type="currency">
            <text:p>$17.99</text:p>
          </table:table-cell>
          <table:table-cell office:value-type="string" calcext:value-type="string">
            <text:p><text:a xlink:href="https://www.canadarobotix.com/products/2495" xlink:type="simple">https://www.canadarobotix.com/products/2495</text:a> </text:p>
          </table:table-cell>
          <table:table-cell office:value-type="string" calcext:value-type="string">
            <text:p>Bigger memory than classic Nano with 328P, available in Canad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parkFun DeadOn RTC Breakout - DS3234</text:p>
          </table:table-cell>
          <table:table-cell table:style-name="ce3" office:value-type="float" office:value="1" calcext:value-type="float">
            <text:p>1.00</text:p>
          </table:table-cell>
          <table:table-cell office:value-type="currency" office:currency="CAD" office:value="34.09" calcext:value-type="currency">
            <text:p>$34.09</text:p>
          </table:table-cell>
          <table:table-cell table:style-name="ce6" table:formula="of:=[.C3]*[.D3]" office:value-type="currency" office:currency="CAD" office:value="34.09" calcext:value-type="currency">
            <text:p>$34.09</text:p>
          </table:table-cell>
          <table:table-cell office:value-type="string" calcext:value-type="string">
            <text:p><text:a xlink:href="https://www.sparkfun.com/products/10160" xlink:type="simple">https://www.sparkfun.com/products/10160</text:a> </text:p>
          </table:table-cell>
          <table:table-cell office:value-type="string" calcext:value-type="string">
            <text:p>Accurate SPI RTC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parkFun Level Shifting microSD Breakout</text:p>
          </table:table-cell>
          <table:table-cell table:style-name="ce3" office:value-type="float" office:value="1" calcext:value-type="float">
            <text:p>1.00</text:p>
          </table:table-cell>
          <table:table-cell office:value-type="currency" office:currency="CAD" office:value="8.28" calcext:value-type="currency">
            <text:p>$8.28</text:p>
          </table:table-cell>
          <table:table-cell table:style-name="ce6" table:formula="of:=[.C4]*[.D4]" office:value-type="currency" office:currency="CAD" office:value="8.28" calcext:value-type="currency">
            <text:p>$8.28</text:p>
          </table:table-cell>
          <table:table-cell office:value-type="string" calcext:value-type="string">
            <text:p><text:a xlink:href="https://www.sparkfun.com/products/13743" xlink:type="simple">https://www.sparkfun.com/products/13743</text:a> </text:p>
          </table:table-cell>
          <table:table-cell office:value-type="string" calcext:value-type="string">
            <text:p>Handles 3.3V/5V logic level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32GB MicroSD Card</text:p>
          </table:table-cell>
          <table:table-cell table:style-name="ce3" office:value-type="float" office:value="1" calcext:value-type="float">
            <text:p>1.00</text:p>
          </table:table-cell>
          <table:table-cell office:value-type="currency" office:currency="CAD" office:value="12.99" calcext:value-type="currency">
            <text:p>$12.99</text:p>
          </table:table-cell>
          <table:table-cell table:style-name="ce6" table:formula="of:=[.C5]*[.D5]" office:value-type="currency" office:currency="CAD" office:value="12.99" calcext:value-type="currency">
            <text:p>$12.99</text:p>
          </table:table-cell>
          <table:table-cell office:value-type="string" calcext:value-type="string">
            <text:p><text:a xlink:href="https://a.co/d/8i0q3gs" xlink:type="simple">https://a.co/d/8i0q3gs</text:a> </text:p>
          </table:table-cell>
          <table:table-cell office:value-type="string" calcext:value-type="string">
            <text:p>Compatible with microSD modul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3V CR2032 Coin Cell</text:p>
          </table:table-cell>
          <table:table-cell table:style-name="ce3" table:formula="of:=1/10" office:value-type="float" office:value="0.1" calcext:value-type="float">
            <text:p>0.10</text:p>
          </table:table-cell>
          <table:table-cell office:value-type="currency" office:currency="CAD" office:value="13.43" calcext:value-type="currency">
            <text:p>$13.43</text:p>
          </table:table-cell>
          <table:table-cell table:style-name="ce6" table:formula="of:=[.C6]*[.D6]" office:value-type="currency" office:currency="CAD" office:value="1.343" calcext:value-type="currency">
            <text:p>$1.34</text:p>
          </table:table-cell>
          <table:table-cell office:value-type="string" calcext:value-type="string">
            <text:p><text:a xlink:href="https://a.co/d/bcWUG2P" xlink:type="simple">https://a.co/d/bcWUG2P</text:a> </text:p>
          </table:table-cell>
          <table:table-cell office:value-type="string" calcext:value-type="string">
            <text:p>For RTC backup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parkFun SCD41 CO₂ Sensor</text:p>
          </table:table-cell>
          <table:table-cell table:style-name="ce3" office:value-type="float" office:value="1" calcext:value-type="float">
            <text:p>1.00</text:p>
          </table:table-cell>
          <table:table-cell office:value-type="currency" office:currency="CAD" office:value="90.38" calcext:value-type="currency">
            <text:p>$90.38</text:p>
          </table:table-cell>
          <table:table-cell table:style-name="ce6" table:formula="of:=[.C7]*[.D7]" office:value-type="currency" office:currency="CAD" office:value="90.38" calcext:value-type="currency">
            <text:p>$90.38</text:p>
          </table:table-cell>
          <table:table-cell office:value-type="string" calcext:value-type="string">
            <text:p><text:a xlink:href="https://www.sparkfun.com/products/22396" xlink:type="simple">https://www.sparkfun.com/products/22396</text:a> </text:p>
          </table:table-cell>
          <table:table-cell office:value-type="string" calcext:value-type="string">
            <text:p>High-accuracy CO₂ measurement and temp + humidity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dafruit ENS160</text:p>
          </table:table-cell>
          <table:table-cell table:style-name="ce3" office:value-type="float" office:value="1" calcext:value-type="float">
            <text:p>1.00</text:p>
          </table:table-cell>
          <table:table-cell office:value-type="currency" office:currency="CAD" office:value="30.54" calcext:value-type="currency">
            <text:p>$30.54</text:p>
          </table:table-cell>
          <table:table-cell table:style-name="ce6" table:formula="of:=[.C8]*[.D8]" office:value-type="currency" office:currency="CAD" office:value="30.54" calcext:value-type="currency">
            <text:p>$30.54</text:p>
          </table:table-cell>
          <table:table-cell office:value-type="string" calcext:value-type="string">
            <text:p><text:a xlink:href="https://www.adafruit.com/product/5606" xlink:type="simple">https://www.adafruit.com/product/5606</text:a> </text:p>
          </table:table-cell>
          <table:table-cell office:value-type="string" calcext:value-type="string">
            <text:p>Multi-parameter air quality for AQI, TVOC, eCO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Q-8 Hydrogen Sensor</text:p>
          </table:table-cell>
          <table:table-cell table:style-name="ce3" office:value-type="float" office:value="1" calcext:value-type="float">
            <text:p>1.00</text:p>
          </table:table-cell>
          <table:table-cell office:value-type="currency" office:currency="CAD" office:value="7.65" calcext:value-type="currency">
            <text:p>$7.65</text:p>
          </table:table-cell>
          <table:table-cell table:style-name="ce6" table:formula="of:=[.C9]*[.D9]" office:value-type="currency" office:currency="CAD" office:value="7.65" calcext:value-type="currency">
            <text:p>$7.65</text:p>
          </table:table-cell>
          <table:table-cell office:value-type="string" calcext:value-type="string">
            <text:p><text:a xlink:href="https://www.sparkfun.com/products/10916" xlink:type="simple">https://www.sparkfun.com/products/10916</text:a> </text:p>
          </table:table-cell>
          <table:table-cell office:value-type="string" calcext:value-type="string">
            <text:p>Requires breakout board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Q-136 Hydrogen Sulfide Sensor</text:p>
          </table:table-cell>
          <table:table-cell table:style-name="ce3" office:value-type="float" office:value="1" calcext:value-type="float">
            <text:p>1.00</text:p>
          </table:table-cell>
          <table:table-cell office:value-type="currency" office:currency="CAD" office:value="52.18" calcext:value-type="currency">
            <text:p>$52.18</text:p>
          </table:table-cell>
          <table:table-cell table:style-name="ce6" table:formula="of:=[.C10]*[.D10]" office:value-type="currency" office:currency="CAD" office:value="52.18" calcext:value-type="currency">
            <text:p>$52.18</text:p>
          </table:table-cell>
          <table:table-cell office:value-type="string" calcext:value-type="string">
            <text:p><text:a xlink:href="https://www.sparkfun.com/products/17052" xlink:type="simple">https://www.sparkfun.com/products/17052</text:a> </text:p>
          </table:table-cell>
          <table:table-cell office:value-type="string" calcext:value-type="string">
            <text:p>Requires breakout board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Q-137 Ammonia Sensor</text:p>
          </table:table-cell>
          <table:table-cell table:style-name="ce3" office:value-type="float" office:value="1" calcext:value-type="float">
            <text:p>1.00</text:p>
          </table:table-cell>
          <table:table-cell office:value-type="currency" office:currency="CAD" office:value="52.18" calcext:value-type="currency">
            <text:p>$52.18</text:p>
          </table:table-cell>
          <table:table-cell table:style-name="ce6" table:formula="of:=[.C11]*[.D11]" office:value-type="currency" office:currency="CAD" office:value="52.18" calcext:value-type="currency">
            <text:p>$52.18</text:p>
          </table:table-cell>
          <table:table-cell office:value-type="string" calcext:value-type="string">
            <text:p><text:a xlink:href="https://www.sparkfun.com/products/17053" xlink:type="simple">https://www.sparkfun.com/products/17053</text:a> </text:p>
          </table:table-cell>
          <table:table-cell office:value-type="string" calcext:value-type="string">
            <text:p>Requires breakout board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Q-9B CO &amp; Methane Sensor</text:p>
          </table:table-cell>
          <table:table-cell table:style-name="ce3" office:value-type="float" office:value="1" calcext:value-type="float">
            <text:p>1.00</text:p>
          </table:table-cell>
          <table:table-cell office:value-type="currency" office:currency="CAD" office:value="9.04" calcext:value-type="currency">
            <text:p>$9.04</text:p>
          </table:table-cell>
          <table:table-cell table:style-name="ce6" table:formula="of:=[.C12]*[.D12]" office:value-type="currency" office:currency="CAD" office:value="9.04" calcext:value-type="currency">
            <text:p>$9.04</text:p>
          </table:table-cell>
          <table:table-cell office:value-type="string" calcext:value-type="string">
            <text:p><text:a xlink:href="https://www.sparkfun.com/products/17050" xlink:type="simple">https://www.sparkfun.com/products/17050</text:a> </text:p>
          </table:table-cell>
          <table:table-cell office:value-type="string" calcext:value-type="string">
            <text:p>Requires breakout board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parkFun Gas Sensor Breakout</text:p>
          </table:table-cell>
          <table:table-cell table:style-name="ce3" office:value-type="float" office:value="4" calcext:value-type="float">
            <text:p>4.00</text:p>
          </table:table-cell>
          <table:table-cell office:value-type="currency" office:currency="CAD" office:value="1.46" calcext:value-type="currency">
            <text:p>$1.46</text:p>
          </table:table-cell>
          <table:table-cell table:style-name="ce6" table:formula="of:=[.C13]*[.D13]" office:value-type="currency" office:currency="CAD" office:value="5.84" calcext:value-type="currency">
            <text:p>$5.84</text:p>
          </table:table-cell>
          <table:table-cell office:value-type="string" calcext:value-type="string">
            <text:p><text:a xlink:href="https://www.sparkfun.com/products/8891" xlink:type="simple">https://www.sparkfun.com/products/8891</text:a> </text:p>
          </table:table-cell>
          <table:table-cell office:value-type="string" calcext:value-type="string">
            <text:p>One per MQ sensor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5mm RGB LED</text:p>
          </table:table-cell>
          <table:table-cell table:style-name="ce3" office:value-type="float" office:value="1" calcext:value-type="float">
            <text:p>1.00</text:p>
          </table:table-cell>
          <table:table-cell office:value-type="currency" office:currency="CAD" office:value="2.97" calcext:value-type="currency">
            <text:p>$2.97</text:p>
          </table:table-cell>
          <table:table-cell table:style-name="ce6" table:formula="of:=[.C14]*[.D14]" office:value-type="currency" office:currency="CAD" office:value="2.97" calcext:value-type="currency">
            <text:p>$2.97</text:p>
          </table:table-cell>
          <table:table-cell office:value-type="string" calcext:value-type="string">
            <text:p><text:a xlink:href="https://www.mouser.ca/ProductDetail/SparkFun/COM-16911" xlink:type="simple">https://www.mouser.ca/ProductDetail/SparkFun/COM-16911</text:a> </text:p>
          </table:table-cell>
          <table:table-cell office:value-type="string" calcext:value-type="string">
            <text:p>Common cathod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5mm LED</text:p>
          </table:table-cell>
          <table:table-cell table:style-name="ce3" office:value-type="float" office:value="1" calcext:value-type="float">
            <text:p>1.00</text:p>
          </table:table-cell>
          <table:table-cell office:value-type="currency" office:currency="CAD" office:value="0.77" calcext:value-type="currency">
            <text:p>$0.77</text:p>
          </table:table-cell>
          <table:table-cell table:style-name="ce6" table:formula="of:=[.C15]*[.D15]" office:value-type="currency" office:currency="CAD" office:value="0.77" calcext:value-type="currency">
            <text:p>$0.77</text:p>
          </table:table-cell>
          <table:table-cell office:value-type="string" calcext:value-type="string">
            <text:p><text:a xlink:href="https://www.mouser.ca/ProductDetail/Vishay-Siliconix/TLHG6420-CSZ" xlink:type="simple">https://www.mouser.ca/ProductDetail/Vishay-Siliconix/TLHG6420-CSZ</text:a> </text:p>
          </table:table-cell>
          <table:table-cell office:value-type="string" calcext:value-type="string">
            <text:p>Specify color as needed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iezo Buzzer 5V</text:p>
          </table:table-cell>
          <table:table-cell table:style-name="ce3" office:value-type="float" office:value="1" calcext:value-type="float">
            <text:p>1.00</text:p>
          </table:table-cell>
          <table:table-cell office:value-type="currency" office:currency="CAD" office:value="1.32" calcext:value-type="currency">
            <text:p>$1.32</text:p>
          </table:table-cell>
          <table:table-cell table:style-name="ce6" table:formula="of:=[.C16]*[.D16]" office:value-type="currency" office:currency="CAD" office:value="1.32" calcext:value-type="currency">
            <text:p>$1.32</text:p>
          </table:table-cell>
          <table:table-cell office:value-type="string" calcext:value-type="string">
            <text:p><text:a xlink:href="https://www.mouser.ca/ProductDetail/Same-Sky/CMI-0955-05TH" xlink:type="simple">https://www.mouser.ca/ProductDetail/Same-Sky/CMI-0955-05TH</text:a> </text:p>
          </table:table-cell>
          <table:table-cell office:value-type="string" calcext:value-type="string">
            <text:p>5V, 12mm size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PDT Relay</text:p>
          </table:table-cell>
          <table:table-cell table:style-name="ce3" office:value-type="float" office:value="1" calcext:value-type="float">
            <text:p>1.00</text:p>
          </table:table-cell>
          <table:table-cell office:value-type="currency" office:currency="CAD" office:value="2.32" calcext:value-type="currency">
            <text:p>$2.32</text:p>
          </table:table-cell>
          <table:table-cell table:style-name="ce6" table:formula="of:=[.C17]*[.D17]" office:value-type="currency" office:currency="CAD" office:value="2.32" calcext:value-type="currency">
            <text:p>$2.32</text:p>
          </table:table-cell>
          <table:table-cell office:value-type="string" calcext:value-type="string">
            <text:p><text:a xlink:href="https://www.mouser.ca/ProductDetail/Omron-Electronics/G5Q-1-DC5" xlink:type="simple">https://www.mouser.ca/ProductDetail/Omron-Electronics/G5Q-1-DC5</text:a> </text:p>
          </table:table-cell>
          <table:table-cell office:value-type="string" calcext:value-type="string">
            <text:p>5V coil, SPDT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ush Button</text:p>
          </table:table-cell>
          <table:table-cell table:style-name="ce3" table:formula="of:=1/100" office:value-type="float" office:value="0.01" calcext:value-type="float">
            <text:p>0.01</text:p>
          </table:table-cell>
          <table:table-cell office:value-type="currency" office:currency="CAD" office:value="10.29" calcext:value-type="currency">
            <text:p>$10.29</text:p>
          </table:table-cell>
          <table:table-cell table:style-name="ce6" table:formula="of:=[.C18]*[.D18]" office:value-type="currency" office:currency="CAD" office:value="0.1029" calcext:value-type="currency">
            <text:p>$0.10</text:p>
          </table:table-cell>
          <table:table-cell office:value-type="string" calcext:value-type="string">
            <text:p><text:a xlink:href="https://a.co/d/fO4Napx" xlink:type="simple">https://a.co/d/fO4Napx</text:a> </text:p>
          </table:table-cell>
          <table:table-cell office:value-type="string" calcext:value-type="string">
            <text:p>Pack of 10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LCD I2C 2x16</text:p>
          </table:table-cell>
          <table:table-cell table:style-name="ce3" office:value-type="float" office:value="1" calcext:value-type="float">
            <text:p>1.00</text:p>
          </table:table-cell>
          <table:table-cell office:value-type="currency" office:currency="CAD" office:value="13.59" calcext:value-type="currency">
            <text:p>$13.59</text:p>
          </table:table-cell>
          <table:table-cell table:style-name="ce6" table:formula="of:=[.C19]*[.D19]" office:value-type="currency" office:currency="CAD" office:value="13.59" calcext:value-type="currency">
            <text:p>$13.59</text:p>
          </table:table-cell>
          <table:table-cell office:value-type="string" calcext:value-type="string">
            <text:p><text:a xlink:href="https://a.co/d/aVtHvKR" xlink:type="simple">https://a.co/d/aVtHvKR</text:a> </text:p>
          </table:table-cell>
          <table:table-cell office:value-type="string" calcext:value-type="string">
            <text:p>2x16 I2C display for GUI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0k Trim Pot</text:p>
          </table:table-cell>
          <table:table-cell table:style-name="ce3" table:formula="of:=1/10" office:value-type="float" office:value="0.1" calcext:value-type="float">
            <text:p>0.10</text:p>
          </table:table-cell>
          <table:table-cell office:value-type="currency" office:currency="CAD" office:value="17.74" calcext:value-type="currency">
            <text:p>$17.74</text:p>
          </table:table-cell>
          <table:table-cell table:style-name="ce6" table:formula="of:=[.C20]*[.D20]" office:value-type="currency" office:currency="CAD" office:value="1.774" calcext:value-type="currency">
            <text:p>$1.77</text:p>
          </table:table-cell>
          <table:table-cell office:value-type="string" calcext:value-type="string">
            <text:p><text:a xlink:href="https://a.co/d/fv0iEl8" xlink:type="simple">https://a.co/d/fv0iEl8</text:a> </text:p>
          </table:table-cell>
          <table:table-cell office:value-type="string" calcext:value-type="string">
            <text:p>Pack of 1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N7000 MOSFET</text:p>
          </table:table-cell>
          <table:table-cell table:style-name="ce3" office:value-type="float" office:value="1" calcext:value-type="float">
            <text:p>1.00</text:p>
          </table:table-cell>
          <table:table-cell office:value-type="currency" office:currency="CAD" office:value="0.8" calcext:value-type="currency">
            <text:p>$0.80</text:p>
          </table:table-cell>
          <table:table-cell table:style-name="ce6" table:formula="of:=[.C21]*[.D21]" office:value-type="currency" office:currency="CAD" office:value="0.8" calcext:value-type="currency">
            <text:p>$0.80</text:p>
          </table:table-cell>
          <table:table-cell office:value-type="string" calcext:value-type="string">
            <text:p><text:a xlink:href="https://www.mouser.ca/ProductDetail/onsemi-Fairchild/2N7000" xlink:type="simple">https://www.mouser.ca/ProductDetail/onsemi-Fairchild/2N7000</text:a> </text:p>
          </table:table-cell>
          <table:table-cell office:value-type="string" calcext:value-type="string">
            <text:p>Drives relay coil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1N4148 Diode</text:p>
          </table:table-cell>
          <table:table-cell table:style-name="ce3" office:value-type="float" office:value="1" calcext:value-type="float">
            <text:p>1.00</text:p>
          </table:table-cell>
          <table:table-cell office:value-type="currency" office:currency="CAD" office:value="0.15" calcext:value-type="currency">
            <text:p>$0.15</text:p>
          </table:table-cell>
          <table:table-cell table:style-name="ce6" table:formula="of:=[.C22]*[.D22]" office:value-type="currency" office:currency="CAD" office:value="0.15" calcext:value-type="currency">
            <text:p>$0.15</text:p>
          </table:table-cell>
          <table:table-cell office:value-type="string" calcext:value-type="string">
            <text:p><text:a xlink:href="https://www.mouser.ca/ProductDetail/onsemi-Fairchild/1N4148" xlink:type="simple">https://www.mouser.ca/ProductDetail/onsemi-Fairchild/1N4148</text:a> </text:p>
          </table:table-cell>
          <table:table-cell office:value-type="string" calcext:value-type="string">
            <text:p>Across relay coil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Resistors Assortment</text:p>
          </table:table-cell>
          <table:table-cell table:style-name="ce3" table:formula="of:=10/525" office:value-type="float" office:value="0.0190476190476191" calcext:value-type="float">
            <text:p>0.02</text:p>
          </table:table-cell>
          <table:table-cell office:value-type="currency" office:currency="CAD" office:value="15.99" calcext:value-type="currency">
            <text:p>$15.99</text:p>
          </table:table-cell>
          <table:table-cell table:style-name="ce6" table:formula="of:=[.C23]*[.D23]" office:value-type="currency" office:currency="CAD" office:value="0.304571428571429" calcext:value-type="currency">
            <text:p>$0.30</text:p>
          </table:table-cell>
          <table:table-cell office:value-type="string" calcext:value-type="string">
            <text:p><text:a xlink:href="https://a.co/d/5KeYhGB" xlink:type="simple">https://a.co/d/5KeYhGB</text:a> </text:p>
          </table:table-cell>
          <table:table-cell office:value-type="string" calcext:value-type="string">
            <text:p>Includes 4.7k, 10k, 220Ω values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rotoboard 10x15cm</text:p>
          </table:table-cell>
          <table:table-cell table:style-name="ce3" table:formula="of:=1/3" office:value-type="float" office:value="0.333333333333333" calcext:value-type="float">
            <text:p>0.33</text:p>
          </table:table-cell>
          <table:table-cell office:value-type="currency" office:currency="CAD" office:value="15.99" calcext:value-type="currency">
            <text:p>$15.99</text:p>
          </table:table-cell>
          <table:table-cell table:style-name="ce6" table:formula="of:=[.C24]*[.D24]" office:value-type="currency" office:currency="CAD" office:value="5.33" calcext:value-type="currency">
            <text:p>$5.33</text:p>
          </table:table-cell>
          <table:table-cell office:value-type="string" calcext:value-type="string">
            <text:p><text:a xlink:href="https://a.co/d/h1yTpQO" xlink:type="simple">https://a.co/d/h1yTpQO</text:a> </text:p>
          </table:table-cell>
          <table:table-cell office:value-type="string" calcext:value-type="string">
            <text:p>For circuit assembly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4 AWG Hookup Wire</text:p>
          </table:table-cell>
          <table:table-cell table:style-name="ce3" table:formula="of:=10/(6*30)" office:value-type="float" office:value="0.0555555555555556" calcext:value-type="float">
            <text:p>0.06</text:p>
          </table:table-cell>
          <table:table-cell office:value-type="currency" office:currency="CAD" office:value="21.99" calcext:value-type="currency">
            <text:p>$21.99</text:p>
          </table:table-cell>
          <table:table-cell table:style-name="ce6" table:formula="of:=[.C25]*[.D25]" office:value-type="currency" office:currency="CAD" office:value="1.22166666666667" calcext:value-type="currency">
            <text:p>$1.22</text:p>
          </table:table-cell>
          <table:table-cell office:value-type="string" calcext:value-type="string">
            <text:p><text:a xlink:href="https://a.co/d/bu35DZB" xlink:type="simple">https://a.co/d/bu35DZB</text:a> </text:p>
          </table:table-cell>
          <table:table-cell office:value-type="string" calcext:value-type="string">
            <text:p>For connections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3 Nylon Standoffs</text:p>
          </table:table-cell>
          <table:table-cell table:style-name="ce3" table:formula="of:=20/320" office:value-type="float" office:value="0.0625" calcext:value-type="float">
            <text:p>0.06</text:p>
          </table:table-cell>
          <table:table-cell office:value-type="currency" office:currency="CAD" office:value="16.48" calcext:value-type="currency">
            <text:p>$16.48</text:p>
          </table:table-cell>
          <table:table-cell table:style-name="ce6" table:formula="of:=[.C26]*[.D26]" office:value-type="currency" office:currency="CAD" office:value="1.03" calcext:value-type="currency">
            <text:p>$1.03</text:p>
          </table:table-cell>
          <table:table-cell office:value-type="string" calcext:value-type="string">
            <text:p><text:a xlink:href="https://a.co/d/g6Q9Fwy" xlink:type="simple">https://a.co/d/g6Q9Fwy</text:a> </text:p>
          </table:table-cell>
          <table:table-cell office:value-type="string" calcext:value-type="string">
            <text:p>For mounting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.54mm Female Headers</text:p>
          </table:table-cell>
          <table:table-cell table:style-name="ce3" table:formula="of:=10/120" office:value-type="float" office:value="0.0833333333333333" calcext:value-type="float">
            <text:p>0.08</text:p>
          </table:table-cell>
          <table:table-cell office:value-type="currency" office:currency="CAD" office:value="18.94" calcext:value-type="currency">
            <text:p>$18.94</text:p>
          </table:table-cell>
          <table:table-cell table:style-name="ce6" table:formula="of:=[.C27]*[.D27]" office:value-type="currency" office:currency="CAD" office:value="1.57833333333333" calcext:value-type="currency">
            <text:p>$1.58</text:p>
          </table:table-cell>
          <table:table-cell office:value-type="string" calcext:value-type="string">
            <text:p><text:a xlink:href="https://a.co/d/2CcMMEq" xlink:type="simple">https://a.co/d/2CcMMEq</text:a> </text:p>
          </table:table-cell>
          <table:table-cell office:value-type="string" calcext:value-type="string">
            <text:p>For connections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6" table:formula="of:=SUM([.E2:.E27])" office:value-type="currency" office:currency="CAD" office:value="355.764471428571" calcext:value-type="currency">
            <text:p>$355.76</text:p>
          </table:table-cell>
          <table:table-cell table:number-columns-repeated="2"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0:53:42.012000000</meta:creation-date>
    <dc:date>2024-11-08T14:24:53.997000000</dc:date>
    <meta:editing-duration>PT3H31M13S</meta:editing-duration>
    <meta:editing-cycles>2</meta:editing-cycles>
    <meta:generator>LibreOffice/7.6.1.2$Windows_X86_64 LibreOffice_project/f5defcebd022c5bc36bbb79be232cb6926d8f674</meta:generator>
    <meta:document-statistic meta:table-count="2" meta:cell-count="251" meta:object-count="0"/>
  </office:meta>
</office:document-meta>
</file>